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5-08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4-08-1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3-10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3-05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2-10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20-07-2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18-06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16-06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13-05-0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8-06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7-06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6-10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6-06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5-10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5-06-06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4-10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06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3</text:p>
          </table:table-cell>
          <table:table-cell office:value-type="string" calcext:value-type="string">
            <text:p>25N <text:s/>8E14ADBA3 (D-W3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